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1" style:family="table">
      <style:table-properties style:width="6.2681in" table:align="margins" style:may-break-between-rows="true" style:writing-mode="lr-tb" table:border-model="collapsing"/>
    </style:style>
    <style:style style:name="Table1.A" style:family="table-column">
      <style:table-column-properties style:column-width="4.3521in" style:rel-column-width="45502*"/>
    </style:style>
    <style:style style:name="Table1.B" style:family="table-column">
      <style:table-column-properties style:column-width="1.916in" style:rel-column-width="2003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8" style:family="table-row">
      <style:table-row-properties style:min-row-height="0.3347in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801b" officeooo:paragraph-rsid="001280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Heading_20_1">
      <style:paragraph-properties fo:text-align="center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6pt" style:font-size-asian="12pt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fo:font-size="15pt"/>
    </style:style>
    <style:style style:name="P10" style:family="paragraph" style:parent-style-name="Standard" style:master-page-name="First_20_Page">
      <style:paragraph-properties fo:text-align="center" style:justify-single-word="false" style:page-number="1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13" style:family="paragraph" style:parent-style-name="Standard">
      <style:paragraph-properties fo:text-align="center" style:justify-single-word="false"/>
      <style:text-properties fo:font-size="12pt" officeooo:paragraph-rsid="0007b64e" style:font-size-asian="12pt"/>
    </style:style>
    <style:style style:name="P14" style:family="paragraph" style:parent-style-name="Frame_20_contents">
      <style:paragraph-properties fo:line-height="0.6945in"/>
      <style:text-properties officeooo:paragraph-rsid="0007b64e"/>
    </style:style>
    <style:style style:name="P15" style:family="paragraph" style:parent-style-name="Heading_20_1" style:list-style-name="L1">
      <style:paragraph-properties fo:text-align="center" style:justify-single-word="false"/>
      <style:text-properties style:text-underline-style="solid" style:text-underline-width="auto" style:text-underline-color="font-color" fo:font-weight="bold" officeooo:rsid="00095fae" style:font-weight-asian="bold" style:font-weight-complex="bold"/>
    </style:style>
    <style:style style:name="P16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2364" officeooo:paragraph-rsid="000b23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801b" officeooo:paragraph-rsid="001280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1b2c" officeooo:paragraph-rsid="000d1b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2a96" officeooo:paragraph-rsid="000d2a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c183" officeooo:paragraph-rsid="000dc1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>
      <loext:graphic-properties draw:fill="none"/>
      <style:paragraph-properties fo:text-align="start"/>
      <style:text-properties fo:color="#000000" loext:opacity="100%" fo:font-size="18pt"/>
    </style:style>
    <style:style style:name="P22" style:family="paragraph">
      <loext:graphic-properties draw:fill="solid" draw:fill-color="#474747"/>
      <style:paragraph-properties fo:text-align="start"/>
      <style:text-properties fo:font-size="18pt"/>
    </style:style>
    <style:style style:name="P23" style:family="paragraph">
      <loext:graphic-properties draw:fill="solid" draw:fill-color="#e7e7e7"/>
      <style:paragraph-properties fo:text-align="start"/>
      <style:text-properties fo:font-size="18pt"/>
    </style:style>
    <style:style style:name="T1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2" style:family="text">
      <style:text-properties fo:color="#474747" loext:opacity="100%" style:font-name="Calibri" fo:font-size="48pt" fo:font-weight="bold" style:font-size-asian="48pt" style:font-weight-asian="bold" style:font-name-complex="Calibri1"/>
    </style:style>
    <style:style style:name="T3" style:family="text">
      <style:text-properties fo:color="#474747" loext:opacity="100%" style:font-name="Calibri" fo:font-size="48pt" fo:font-weight="bold" officeooo:rsid="0007b64e" style:font-size-asian="48pt" style:font-weight-asian="bold" style:font-name-complex="Calibri1"/>
    </style:style>
    <style:style style:name="T4" style:family="text">
      <style:text-properties fo:color="#474747" loext:opacity="100%" style:font-name="Calibri" fo:font-size="48pt" fo:font-weight="bold" officeooo:rsid="00182214" style:font-size-asian="48pt" style:font-weight-asian="bold" style:font-name-complex="Calibri1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95fae" style:font-weight-asian="bold" style:font-weight-complex="bold"/>
    </style:style>
    <style:style style:name="T7" style:family="text">
      <style:text-properties officeooo:rsid="00103e1f"/>
    </style:style>
    <style:style style:name="T8" style:family="text">
      <style:text-properties officeooo:rsid="001222e6"/>
    </style:style>
    <style:style style:name="T9" style:family="text">
      <style:text-properties officeooo:rsid="0012801b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 style:parent-style-name="Frame">
      <style:graphic-properties draw:stroke="none" svg:stroke-width="0.0071in" draw:fill="none" loext:fill-use-slide-background="false" draw:textarea-vertical-align="top" draw:auto-grow-height="false" fo:min-height="1.5098in" fo:min-width="5.0354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38in" draw:stroke-linejoin="miter" svg:stroke-linecap="butt" draw:fill="solid" draw:fill-color="#474747" draw:textarea-vertical-align="top" draw:auto-grow-height="false" fo:min-height="0in" fo:min-width="0.7957in" fo:padding-top="0.0492in" fo:padding-bottom="0.0492in" fo:padding-left="0.0984in" fo:padding-right="0.0984in" fo:wrap-option="wrap" loext:decorative="false" fo:margin-left="0in" fo:margin-right="0.0075in" fo:margin-top="0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.0138in" draw:stroke-linejoin="miter" svg:stroke-linecap="butt" draw:fill="solid" draw:fill-color="#e7e7e7" draw:textarea-vertical-align="top" draw:auto-grow-height="false" fo:min-height="4.1in" fo:min-width="5.0327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.0138in" draw:stroke-linejoin="miter" svg:stroke-linecap="butt" draw:fill="solid" draw:fill-color="#474747" draw:textarea-vertical-align="top" draw:auto-grow-height="false" fo:min-height="0.0937in" fo:min-width="1.2819in" fo:padding-top="0.0492in" fo:padding-bottom="0.0492in" fo:padding-left="0.0984in" fo:padding-right="0.0984in" fo:wrap-option="wrap" loext:decorative="false" fo:margin-left="0in" fo:margin-right="0.0016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><draw:custom-shape text:anchor-type="char" draw:z-index="5" draw:name="Text Box 7" draw:style-name="gr1" draw:text-style-name="P21" svg:width="5.235in" svg:height="1.6094in" svg:x="0in" svg:y="0.0563in"><text:p text:style-name="P14" loext:marker-style-name="T2"><text:span text:style-name="T3">Rapport d</text:span><text:span text:style-name="T4">e Projet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 loext:marker-style-name="T1"><draw:custom-shape text:anchor-type="char" draw:z-index="3" draw:name="Rectangle 6" draw:style-name="gr3" draw:text-style-name="P23" svg:width="5.2295in" svg:height="4.198in" svg:x="-2.6252in" svg:y="0.458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><draw:custom-shape text:anchor-type="char" draw:z-index="4" draw:name="Rectangle 12" draw:style-name="gr2" draw:text-style-name="P22" svg:width="0.9925in" svg:height="0.0823in" svg:x="0.1362in" svg:y="0.009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 loext:marker-style-name="T1"/>
      <text:p text:style-name="P11" loext:marker-style-name="T1"/>
      <text:p text:style-name="P7"/>
      <text:p text:style-name="P11" loext:marker-style-name="T1"/>
      <text:p text:style-name="P11" loext:marker-style-name="T1"/>
      <text:list text:style-name="L1">
        <text:list-header>
          <text:h text:style-name="P15" text:outline-level="1">Sommaire :</text:h>
        </text:list-header>
      </text:list>
      <text:p text:style-name="P2"><text:span text:style-name="T6"/></text:p>
      <text:p text:style-name="P2"><text:span text:style-name="T6"/></text:p>
      <text:p text:style-name="P2"><text:span text:style-name="T6"/></text:p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list text:continue-numbering="true" text:style-name="L1">
              <text:list-item>
                <text:p text:style-name="P16">Remerciement</text:p>
              </text:list-item>
            </text:list>
          </table:table-cell>
          <table:table-cell table:style-name="Table1.B1" office:value-type="string">
            <text:p text:style-name="P4">3</text:p>
          </table:table-cell>
        </table:table-row>
        <table:table-row table:style-name="Table1.1">
          <table:table-cell table:style-name="Table1.A2" office:value-type="string">
            <text:list text:continue-numbering="true" text:style-name="L1">
              <text:list-item>
                <text:p text:style-name="P16">Spécification du besoin</text:p>
              </text:list-item>
            </text:list>
          </table:table-cell>
          <table:table-cell table:style-name="Table1.B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text:continue-numbering="true" text:style-name="L1">
              <text:list-header>
                <text:p text:style-name="P17">2.1</text:p>
              </text:list-header>
            </text:list>
          </table:table-cell>
          <table:table-cell table:style-name="Table1.B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text:continue-numbering="true" text:style-name="L1">
              <text:list-header>
                <text:p text:style-name="P17">2.2</text:p>
              </text:list-header>
            </text:list>
          </table:table-cell>
          <table:table-cell table:style-name="Table1.B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text:continue-numbering="true" text:style-name="L1">
              <text:list-item>
                <text:p text:style-name="P16">Présentation de la solution</text:p>
              </text:list-item>
            </text:list>
          </table:table-cell>
          <table:table-cell table:style-name="Table1.B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text:continue-numbering="true" text:style-name="L1">
              <text:list-item>
                <text:p text:style-name="P16">Conception du projet</text:p>
              </text:list-item>
            </text:list>
          </table:table-cell>
          <table:table-cell table:style-name="Table1.B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text:continue-numbering="true" text:style-name="L1">
              <text:list-header>
                <text:p text:style-name="P18">4.1 Cas d’utilisation</text:p>
              </text:list-header>
            </text:list>
          </table:table-cell>
          <table:table-cell table:style-name="Table1.B2" office:value-type="string">
            <text:p text:style-name="P3"/>
          </table:table-cell>
        </table:table-row>
        <table:table-row table:style-name="Table1.8">
          <table:table-cell table:style-name="Table1.A2" office:value-type="string">
            <text:list text:continue-numbering="true" text:style-name="L1">
              <text:list-header>
                <text:p text:style-name="P18">4.2 Diagramme de classes</text:p>
              </text:list-header>
            </text:list>
          </table:table-cell>
          <table:table-cell table:style-name="Table1.B2" office:value-type="string">
            <text:p text:style-name="P3"/>
          </table:table-cell>
        </table:table-row>
        <table:table-row table:style-name="Table1.8">
          <table:table-cell table:style-name="Table1.A2" office:value-type="string">
            <text:list text:continue-numbering="true" text:style-name="L1">
              <text:list-header>
                <text:p text:style-name="P18">4.3 Modélisation de la base de données</text:p>
              </text:list-header>
            </text:list>
          </table:table-cell>
          <table:table-cell table:style-name="Table1.B2" office:value-type="string">
            <text:p text:style-name="P3"/>
          </table:table-cell>
        </table:table-row>
        <table:table-row table:style-name="Table1.8">
          <table:table-cell table:style-name="Table1.A2" office:value-type="string">
            <text:list text:continue-numbering="true" text:style-name="L1">
              <text:list-header>
                <text:p text:style-name="P19">4.4 Présentation des maquettes</text:p>
              </text:list-header>
            </text:list>
          </table:table-cell>
          <table:table-cell table:style-name="Table1.B2" office:value-type="string">
            <text:p text:style-name="P3"/>
          </table:table-cell>
        </table:table-row>
        <table:table-row table:style-name="Table1.8">
          <table:table-cell table:style-name="Table1.A2" office:value-type="string">
            <text:list text:continue-numbering="true" text:style-name="L1">
              <text:list-item>
                <text:p text:style-name="P19">Réalisation du projet</text:p>
              </text:list-item>
            </text:list>
          </table:table-cell>
          <table:table-cell table:style-name="Table1.B2" office:value-type="string">
            <text:p text:style-name="P3"/>
          </table:table-cell>
        </table:table-row>
        <table:table-row table:style-name="Table1.8">
          <table:table-cell table:style-name="Table1.A2" office:value-type="string">
            <text:list text:continue-numbering="true" text:style-name="L1">
              <text:list-header>
                <text:p text:style-name="P19">5.1 Gestion du projet</text:p>
              </text:list-header>
            </text:list>
          </table:table-cell>
          <table:table-cell table:style-name="Table1.B2" office:value-type="string">
            <text:p text:style-name="P3"/>
          </table:table-cell>
        </table:table-row>
        <table:table-row table:style-name="Table1.8">
          <table:table-cell table:style-name="Table1.A2" office:value-type="string">
            <text:list text:continue-numbering="true" text:style-name="L1">
              <text:list-header>
                <text:p text:style-name="P20">5.2 Outils technologiques utilisés</text:p>
              </text:list-header>
            </text:list>
          </table:table-cell>
          <table:table-cell table:style-name="Table1.B2" office:value-type="string">
            <text:p text:style-name="P3"/>
          </table:table-cell>
        </table:table-row>
        <table:table-row table:style-name="Table1.8">
          <table:table-cell table:style-name="Table1.A2" office:value-type="string">
            <text:list text:continue-numbering="true" text:style-name="L1">
              <text:list-header>
                <text:p text:style-name="P20">5.3 Interfaces graphiques</text:p>
              </text:list-header>
            </text:list>
          </table:table-cell>
          <table:table-cell table:style-name="Table1.B2" office:value-type="string">
            <text:p text:style-name="P3"/>
          </table:table-cell>
        </table:table-row>
        <table:table-row table:style-name="Table1.8">
          <table:table-cell table:style-name="Table1.A2" office:value-type="string">
            <text:list text:continue-numbering="true" text:style-name="L1">
              <text:list-item>
                <text:p text:style-name="P20">Conclusion</text:p>
              </text:list-item>
            </text:list>
          </table:table-cell>
          <table:table-cell table:style-name="Table1.B2" office:value-type="string">
            <text:p text:style-name="P3"/>
          </table:table-cell>
        </table:table-row>
      </table:table>
      <text:p text:style-name="P2"><text:span text:style-name="T6"/></text:p>
      <text:p text:style-name="P2"><text:span text:style-name="T5"/></text:p>
      <text:p text:style-name="P2"/>
      <text:p text:style-name="Text_20_body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><text:soft-page-break/></text:p>
      <text:p text:style-name="P11" loext:marker-style-name="T1"/>
      <text:p text:style-name="P11" loext:marker-style-name="T1"/>
      <text:p text:style-name="P11" loext:marker-style-name="T1"/>
      <text:p text:style-name="P12" loext:marker-style-name="T1"/>
      <text:h text:style-name="P6" text:outline-level="1"><text:span text:style-name="T7">1-</text:span>Remerciement</text:h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9">En introduction à ce mémoire, nous débutons par exprimer notre reconnaissance envers ALLAH, dont le soutien, la patience et le courage ont été des piliers durant ces années d'études. Nous tenons également à exprimer notre profonde gratitude envers Monsieur <text:span text:style-name="T8">E</text:span>LKHABIR YASSINE, notre encadrant du Projet de Synthèse, pour son accompagnement précieux, son partage d'expertise quotidien et le temps consacré à nous guider dans ce projet. Nous saisissons l'occasion pour adresser nos remerciements sincères à l'ensemble du groupe DEVOWFS201 pour leur soutien indéfectible et leur collaboration constructive. Chaque membre de ce groupe a contribué à enrichir notre expérience et à nous encourager dans notre progression. Enfin, nos remerciements vont à toutes les personnes qui ont pris part à la rédaction de ce rapport du Projet de Synthèse, en apportant leurs conseils éclairés et en participant à sa relecture attentive. Cette démarche collaborative a été cruciale dans l'aboutissement de ce travail et nous en sommes profondément reconnaissants.</text:p>
      <text:p text:style-name="P8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><text:soft-page-break/></text:p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h text:style-name="P5" text:outline-level="1"><text:span text:style-name="T9">2-</text:span>Spécification du besoin</text:h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3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Arial" fo:font-size="11pt" fo:language="en" fo:country="US" style:letter-kerning="false" style:font-name-asian="Arial1" style:font-size-asian="11pt" style:language-asian="en" style:country-asian="GB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000000" loext:opacity="100%" style:font-name="Arial" fo:font-size="11pt" fo:language="en" fo:country="US" style:letter-kerning="false" style:font-name-asian="Arial1" style:font-size-asian="11pt" style:language-asian="en" style:country-asian="GB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fo:padding="0in" fo:border="none" style:shadow="none" style:writing-mode="lr-tb" style:join-border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ne_20_numbering" style:display-name="Line numbering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>
      <loext:graphic-properties draw:fill="solid" draw:fill-color="#474747"/>
      <style:paragraph-properties fo:text-align="start"/>
      <style:text-properties fo:font-size="18pt"/>
    </style:style>
    <style:style style:name="MP2" style:family="paragraph" style:parent-style-name="Footer">
      <style:paragraph-properties fo:text-align="center" style:justify-single-word="false"/>
    </style:style>
    <style:style style:name="Mgr1" style:family="graphic">
      <style:graphic-properties draw:stroke="none" svg:stroke-width="0.0138in" draw:stroke-linejoin="miter" svg:stroke-linecap="butt" draw:fill="solid" draw:fill-color="#474747" draw:textarea-vertical-align="top" draw:auto-grow-height="false" fo:min-height="0.0937in" fo:min-width="1.2819in" fo:padding-top="0.0492in" fo:padding-bottom="0.0492in" fo:padding-left="0.0984in" fo:padding-right="0.0984in" fo:wrap-option="wrap" loext:decorative="false" fo:margin-left="0in" fo:margin-right="0.0016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in" fo:margin-bottom="1in" fo:margin-left="1in" fo:margin-right="1in" style:writing-mode="lr-tb" style:layout-grid-color="#c0c0c0" style:layout-grid-lines="46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46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2" draw:name="Rectangle 1" draw:style-name="Mgr1" draw:text-style-name="MP1" svg:width="1.4787in" svg:height="0.1921in" svg:x="-1.148in" svg:y="0.321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2"><text:bookmark-start text:name="PageNumWizard_FOOTER_Default Page Style2"/><text:page-number text:select-page="current">2</text:page-number><text:s/>/ <text:page-count>4</text:page-count><text:bookmark-end text:name="PageNumWizard_FOOTER_Default Page Style2"/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<text:bookmark-start text:name="PageNumWizard_FOOTER_First Page1"/><text:page-number text:select-page="current">1</text:page-number><text:s/>/ <text:page-count>4</text:page-count><text:bookmark-end text:name="PageNumWizard_FOOTER_First Page1"/></text:p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nasa</meta:initial-creator>
    <meta:editing-cycles>57</meta:editing-cycles>
    <meta:print-date>2019-02-26T11:35:00</meta:print-date>
    <meta:creation-date>2017-10-12T10:04:00</meta:creation-date>
    <dc:date>2024-05-09T18:52:15.669639300</dc:date>
    <meta:editing-duration>PT3H11M20S</meta:editing-duration>
    <meta:generator>LibreOffice/7.6.6.3$Linux_X86_64 LibreOffice_project/60$Build-3</meta:generator>
    <meta:document-statistic meta:table-count="1" meta:image-count="0" meta:object-count="0" meta:page-count="4" meta:paragraph-count="23" meta:word-count="223" meta:character-count="1438" meta:non-whitespace-character-count="1244"/>
    <meta:user-defined meta:name="AppVersion">15.0000</meta:user-defined>
    <meta:template xlink:type="simple" xlink:actuate="onRequest" xlink:title="Normal" xlink:href=""/>
  </office:meta>
</office:document-meta>
</file>